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39">Appendix B <text:s/><text:line-break/>Open Source, Open Standards, OpenDocument</text:p>
      <text:p text:style-name="P35"/>
      <text:section text:style-name="Sect1" text:name="GS6016S1" text:condition="ooow:book eq 1" text:display="condition">
        <text:h text:style-name="P50" text:outline-level="1"><text:bookmark-start text:name="__RefHeading__5636_1566568644"/>Copyright<text:bookmark-end text:name="__RefHeading__5636_1566568644"/></text:h>
        <text:p text:style-name="P27">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2">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Feedback<text:bookmark-end text:name="__RefHeading__5640_1566568644"/></text:h>
        <text:p text:style-name="P2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45" text:outline-level="2"><text:bookmark-start text:name="__RefHeading__5642_1566568644"/>Acknowledgments<text:bookmark-end text:name="__RefHeading__5642_1566568644"/></text:h>
        <text:p text:style-name="P23">This appendix is adapted from Appendix B of <text:span text:style-name="L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Publication date and software version<text:bookmark-end text:name="__RefHeading__5644_1566568644"/></text:h>
        <text:p text:style-name="P21">Published 04 <text:span text:style-name="T7">M</text:span>arch 2018. Based on LibreOffice 6.0.</text:p>
        <text:h text:style-name="Heading_20_2" text:outline-level="2"><text:bookmark-start text:name="__RefHeading__10532_462712302"/>Note for <text:span text:style-name="T7">m</text:span>ac<text:span text:style-name="T7">OS</text:span> users<text:bookmark-end text:name="__RefHeading__10532_462712302"/></text:h>
        <text:p text:style-name="P27">Some keystrokes and menu items are different on <text:span text:style-name="T7">m</text:span>ac<text:span text:style-name="T7">OS</text:span> from those used in Windows and Linux. The table below gives some common substitutions for the instructions in this chapter. For a more detailed list, see the application Help.</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or Linux</text:p>
            </table:table-cell>
            <table:table-cell table:style-name="Table11.A1" office:value-type="string">
              <text:p text:style-name="P37">Mac<text:span text:style-name="T7">OS</text:span> equivalent</text:p>
            </table:table-cell>
            <table:table-cell table:style-name="Table11.A1" office:value-type="string">
              <text:p text:style-name="P37">Effect</text:p>
            </table:table-cell>
          </table:table-row>
          <table:table-row table:style-name="Table11.1">
            <table:table-cell table:style-name="Table11.A2" office:value-type="string">
              <text:p text:style-name="P36"><text:span text:style-name="LOMenuPath">Tools &gt; Options</text:span> menu selection</text:p>
            </table:table-cell>
            <table:table-cell table:style-name="Table11.B2" office:value-type="string">
              <text:p text:style-name="P36"><text:span text:style-name="LOMenuPath">LibreOffice &gt; Preferences</text:span></text:p>
            </table:table-cell>
            <table:table-cell table:style-name="Table11.B2" office:value-type="string">
              <text:p text:style-name="P36">Access setup options</text:p>
            </table:table-cell>
          </table:table-row>
          <table:table-row table:style-name="Table11.1">
            <table:table-cell table:style-name="Table11.A2" office:value-type="string">
              <text:p text:style-name="P36"><text:span text:style-name="LOKeystroke">Right-click</text:span></text:p>
            </table:table-cell>
            <table:table-cell table:style-name="Table11.A2" office:value-type="string">
              <text:p text:style-name="P36">Control+click and/or right-click depending on computer setup</text:p>
            </table:table-cell>
            <table:table-cell table:style-name="Table11.B2" office:value-type="string">
              <text:p text:style-name="P36">Open a context menu</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Used with other keys</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pen the Naviga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pen the <text:span text:style-name="T7">sidebar </text:span>Styles <text:span text:style-name="T7">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6"><text:a xlink:type="simple" xlink:href="#__RefHeading__5636_1566568644" text:style-name="Index_20_Link" text:visited-style-name="Index_20_Link">Copyright<text:tab/>2</text:a></text:p>
            <text:p text:style-name="P52"><text:a xlink:type="simple" xlink:href="#__RefHeading__5638_1566568644" text:style-name="Index_20_Link" text:visited-style-name="Index_20_Link">Contributors<text:tab/>2</text:a></text:p>
            <text:p text:style-name="P52"><text:a xlink:type="simple" xlink:href="#__RefHeading__5640_1566568644" text:style-name="Index_20_Link" text:visited-style-name="Index_20_Link">Feedback<text:tab/>2</text:a></text:p>
            <text:p text:style-name="P52"><text:a xlink:type="simple" xlink:href="#__RefHeading__5642_1566568644" text:style-name="Index_20_Link" text:visited-style-name="Index_20_Link">Acknowledgments<text:tab/>2</text:a></text:p>
            <text:p text:style-name="P52"><text:a xlink:type="simple" xlink:href="#__RefHeading__5644_1566568644" text:style-name="Index_20_Link" text:visited-style-name="Index_20_Link">Publication date and software version<text:tab/>2</text:a></text:p>
            <text:p text:style-name="P52"><text:a xlink:type="simple" xlink:href="#__RefHeading__10532_462712302" text:style-name="Index_20_Link" text:visited-style-name="Index_20_Link">Note for macOS users<text:tab/>2</text:a></text:p>
            <text:p text:style-name="P56"><text:a xlink:type="simple" xlink:href="#__RefHeading__5648_1566568644" text:style-name="Index_20_Link" text:visited-style-name="Index_20_Link">Introduction<text:tab/>4</text:a></text:p>
            <text:p text:style-name="P56"><text:a xlink:type="simple" xlink:href="#__RefHeading__182218_780470623" text:style-name="Index_20_Link" text:visited-style-name="Index_20_Link">A short history of LibreOffice<text:tab/>4</text:a></text:p>
            <text:p text:style-name="P56"><text:a xlink:type="simple" xlink:href="#__RefHeading__182220_780470623" text:style-name="Index_20_Link" text:visited-style-name="Index_20_Link">The LibreOffice community<text:tab/>4</text:a></text:p>
            <text:p text:style-name="P56"><text:a xlink:type="simple" xlink:href="#__RefHeading__182222_780470623" text:style-name="Index_20_Link" text:visited-style-name="Index_20_Link">How is LibreOffice licensed?<text:tab/>5</text:a></text:p>
            <text:p text:style-name="P56"><text:a xlink:type="simple" xlink:href="#__RefHeading__182224_780470623" text:style-name="Index_20_Link" text:visited-style-name="Index_20_Link">What is “open source”?<text:tab/>5</text:a></text:p>
            <text:p text:style-name="P56"><text:a xlink:type="simple" xlink:href="#__RefHeading__3272_1372004992" text:style-name="Index_20_Link" text:visited-style-name="Index_20_Link">What are “open standards”?<text:tab/>5</text:a></text:p>
            <text:p text:style-name="P56"><text:a xlink:type="simple" xlink:href="#__RefHeading__182226_780470623" text:style-name="Index_20_Link" text:visited-style-name="Index_20_Link">What is OpenDocument?<text:tab/>5</text:a></text:p>
            <text:p text:style-name="P52"><text:a xlink:type="simple" xlink:href="#__RefHeading__3274_1372004992" text:style-name="Index_20_Link" text:visited-style-name="Index_20_Link">OpenDocument filename extensions<text:tab/>6</text:a></text:p>
            <text:p text:style-name="P56"><text:a xlink:type="simple" xlink:href="#__RefHeading__5835_1372004992" text:style-name="Index_20_Link" text:visited-style-name="Index_20_Link">File formats LibreOffice can open<text:tab/>6</text:a></text:p>
            <text:p text:style-name="P52"><text:a xlink:type="simple" xlink:href="#__RefHeading__182230_780470623" text:style-name="Index_20_Link" text:visited-style-name="Index_20_Link">Opening text documents<text:tab/>6</text:a></text:p>
            <text:p text:style-name="P52"><text:a xlink:type="simple" xlink:href="#__RefHeading__182232_780470623" text:style-name="Index_20_Link" text:visited-style-name="Index_20_Link">Opening spreadsheets<text:tab/>7</text:a></text:p>
            <text:p text:style-name="P52"><text:a xlink:type="simple" xlink:href="#__RefHeading__182234_780470623" text:style-name="Index_20_Link" text:visited-style-name="Index_20_Link">Opening presentations<text:tab/>7</text:a></text:p>
            <text:p text:style-name="P52"><text:a xlink:type="simple" xlink:href="#__RefHeading__182236_780470623" text:style-name="Index_20_Link" text:visited-style-name="Index_20_Link">Opening graphic files<text:tab/>7</text:a></text:p>
            <text:p text:style-name="P52"><text:a xlink:type="simple" xlink:href="#__RefHeading__182238_780470623" text:style-name="Index_20_Link" text:visited-style-name="Index_20_Link">Opening formula files<text:tab/>8</text:a></text:p>
            <text:p text:style-name="P56"><text:a xlink:type="simple" xlink:href="#__RefHeading__182240_780470623" text:style-name="Index_20_Link" text:visited-style-name="Index_20_Link">File formats LibreOffice can save to<text:tab/>8</text:a></text:p>
            <text:p text:style-name="P52"><text:a xlink:type="simple" xlink:href="#__RefHeading__182242_780470623" text:style-name="Index_20_Link" text:visited-style-name="Index_20_Link">Saving text documents<text:tab/>8</text:a></text:p>
            <text:p text:style-name="P52"><text:a xlink:type="simple" xlink:href="#__RefHeading__182244_780470623" text:style-name="Index_20_Link" text:visited-style-name="Index_20_Link">Saving spreadsheet files<text:tab/>8</text:a></text:p>
            <text:p text:style-name="P52"><text:a xlink:type="simple" xlink:href="#__RefHeading__182246_780470623" text:style-name="Index_20_Link" text:visited-style-name="Index_20_Link">Saving presentations<text:tab/>9</text:a></text:p>
            <text:p text:style-name="P52"><text:a xlink:type="simple" xlink:href="#__RefHeading__182248_780470623" text:style-name="Index_20_Link" text:visited-style-name="Index_20_Link">Saving drawings<text:tab/>9</text:a></text:p>
            <text:p text:style-name="P52"><text:a xlink:type="simple" xlink:href="#__RefHeading__182250_780470623" text:style-name="Index_20_Link" text:visited-style-name="Index_20_Link">Writer/Web can save in these formats<text:tab/>9</text:a></text:p>
            <text:p text:style-name="P56"><text:a xlink:type="simple" xlink:href="#__RefHeading__184177_780470623" text:style-name="Index_20_Link" text:visited-style-name="Index_20_Link">Exporting to other formats<text:tab/>9</text:a></text:p>
          </text:index-body>
        </text:table-of-content>
        <text:p text:style-name="P42"><text:span text:style-name="LOKeystroke"/></text:p>
      </text:section>
      <text:h text:style-name="P51" text:outline-level="1"><text:bookmark-start text:name="__RefHeading__5648_1566568644"/>Introduction<text:bookmark-end text:name="__RefHeading__5648_1566568644"/></text:h>
      <text:p text:style-name="P24">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49" text:outline-level="1"><text:bookmark-start text:name="__RefHeading__182218_780470623"/>A short <text:alphabetical-index-mark-start text:id="IMark105828005275704"/>history of LibreOffice<text:bookmark-end text:name="__RefHeading__182218_780470623"/><text:alphabetical-index-mark-end text:id="IMark105828005275704"/></text:h>
      <text:p text:style-name="P24">The OpenOffice.org project began when <text:alphabetical-index-mark-start text:id="IMark105828005275704"/>Sun Microsystems<text:alphabetical-index-mark-end text:id="IMark105828005275704"/>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24">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24">Unable to acquire the trademarked OpenOffice.org name from Oracle Corporation, The Document Foundation named its product LibreOffice. Continuing the version numbers from OpenOffice.org, LibreOffice 3.3 was released in January 2011 and version 6.0 was release in February 2018.</text:p>
      <text:p text:style-name="P24">In February 2012, The Document Foundation was incorporated in Berlin as a German Stiftung. You can read more about The Document Foundation at: <text:a xlink:type="simple" xlink:href="http://www.documentfoundation.org/" text:style-name="Internet_20_link" text:visited-style-name="Visited_20_Internet_20_Link">http://www.documentfoundation.org/</text:a></text:p>
      <text:h text:style-name="P49" text:outline-level="1"><text:bookmark-start text:name="__RefHeading__182220_780470623"/>The LibreOffice community<text:bookmark-end text:name="__RefHeading__182220_780470623"/></text:h>
      <text:p text:style-name="P24">The Document Foundation’s mission is:</text:p>
      <text:p text:style-name="P32">“...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24">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P24">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24">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How is LibreOffice licensed?<text:bookmark-end text:name="__RefHeading__182222_780470623"/><text:reference-mark-end text:name="How is OOo licensed?"/></text:h>
      <text:p text:style-name="P25">LibreOffice is distributed under both the Mozilla Public License (MPL) 2.0 (https://www.libreoffice.org/about-us/licenses/) and the GNU Lesser General Public License (LGPL) 3.0+ (https://www.gnu.org/licenses/lgpl-3.0.en.html).</text:p>
      <text:h text:style-name="P49" text:outline-level="1"><text:bookmark-start text:name="__RefHeading__182224_780470623"/>What is “open source”?<text:bookmark-end text:name="__RefHeading__182224_780470623"/></text:h>
      <text:p text:style-name="P40">The four essential rights of open-source software are embodied within the Free Software Foundation’s family of the <text:span text:style-name="LOEmphasis">GNU General Public License</text:span> (GPL):<text:bookmark-end text:name="__DdeLink__973_1511919030"/></text:p>
      <text:list xml:id="list2201335979" text:style-name="List_20_1">
        <text:list-item text:start-value="1">
          <text:p text:style-name="P44">The right to use the software for any purpose.</text:p>
        </text:list-item>
        <text:list-item>
          <text:p text:style-name="P44">Freedom to redistribute the software for free or for a fee.</text:p>
        </text:list-item>
        <text:list-item>
          <text:p text:style-name="P44">Access to the complete source code of the program (that is, the “blueprints”).</text:p>
        </text:list-item>
        <text:list-item>
          <text:p text:style-name="P44">The right to modify any part of the source, or use portions of it in other programs.</text:p>
        </text:list-item>
      </text:list>
      <text:p text:style-name="P24">The basic idea behind open source is very simple: When programmers can read, redistribute, and modify the source code for a piece of software, the software evolves. People improve it, people adapt it, people fix bugs.</text:p>
      <text:p text:style-name="P24">For more information on Free and Open Source software, visit these websites:</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What are “open standards”?<text:bookmark-end text:name="__RefHeading__3272_1372004992"/></text:h>
      <text:p text:style-name="P24">An open standard provides a means of doing something that is independent of manufacturer or vendor, thus enabling competing software programs to freely use the same file formats. HTML, XML, and ODF are examples of open standards for documents.</text:p>
      <text:p text:style-name="P40">An open standard meets the following requirements:</text:p>
      <text:list xml:id="list193546574103008" text:continue-numbering="true" text:style-name="List_20_1">
        <text:list-item>
          <text:p text:style-name="P44">It is well documented with the complete specification publicly available, either free or at a nominal charge.</text:p>
        </text:list-item>
        <text:list-item>
          <text:p text:style-name="P44">It can be freely copied, distributed and used. The intellectual property of the standard is made irrevocably available on a royalty-free basis.</text:p>
        </text:list-item>
        <text:list-item>
          <text:p text:style-name="P44">It is standardized and maintained in an independent, open forum (also called “standards organization”) using an open process.</text:p>
        </text:list-item>
      </text:list>
      <text:h text:style-name="P49" text:outline-level="1"><text:bookmark-start text:name="__RefHeading__182226_780470623"/>What is OpenDocument?<text:bookmark-end text:name="__RefHeading__182226_780470623"/></text:h>
      <text:p text:style-name="P24">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4"><text:soft-page-break/>LibreOffice saves documents in OpenDocument Format by default. LibreOffice 3 adopted version 1.2 of the OpenDocument standard and LibreOffice 6 continues to use this standard. LibreOffice can also open and save many other file formats, as summarized below.</text:p>
      <text:p text:style-name="P26">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OpenDocument filename extensions<text:bookmark-end text:name="__RefHeading__3274_1372004992"/></text:h>
      <text:p text:style-name="P40">The most common filename extensions used for OpenDocument documents are:</text:p>
      <text:p text:style-name="P32">*.odt for word processing (text) documents</text:p>
      <text:p text:style-name="P32">*.ods for spreadsheets </text:p>
      <text:p text:style-name="P32">*.odp for presentations </text:p>
      <text:p text:style-name="P32">*.odb for databases </text:p>
      <text:p text:style-name="P32">*.odg for graphics (vector drawings) </text:p>
      <text:p text:style-name="P32">*.odc for charts </text:p>
      <text:p text:style-name="P32">*.odf for formulas (scientific formulas and <text:s/>equations) </text:p>
      <text:h text:style-name="P49" text:outline-level="1"><text:bookmark-start text:name="__RefHeading__5835_1372004992"/>File formats LibreOffice can open<text:bookmark-end text:name="__RefHeading__5835_1372004992"/></text:h>
      <text:p text:style-name="P24">LibreOffice can open a wide variety of file formats in addition to the OpenDocument formats, including Portable Document Format (PDF). </text:p>
      <text:h text:style-name="P47" text:outline-level="2"><text:bookmark-start text:name="__RefHeading__182230_780470623"/>Opening <text:alphabetical-index-mark text:string-value="opening" text:key1="text documents"/>text documents<text:bookmark-end text:name="__RefHeading__182230_780470623"/></text:h>
      <text:p text:style-name="P40">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WordPerfect Documen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Abiword Document (.abw, .zabw)</text:p>
          </table:table-cell>
          <table:table-cell table:style-name="Table1.A1" office:value-type="string">
            <text:p text:style-name="P9">ClarisWorks/Appleworks Document (.cwk)</text:p>
          </table:table-cell>
        </table:table-row>
        <table:table-row>
          <table:table-cell table:style-name="Table1.A1" office:value-type="string">
            <text:p text:style-name="P10">MacWrite Document (.mw, .mcw)</text:p>
          </table:table-cell>
          <table:table-cell table:style-name="Table1.A1" office:value-type="string">
            <text:p text:style-name="P9">Rich Text Format (.rtf)</text:p>
          </table:table-cell>
        </table:table-row>
        <table:table-row>
          <table:table-cell table:style-name="Table1.A1" office:value-type="string">
            <text:p text:style-name="P9">Text CSV (.csv and .txt)</text:p>
          </table:table-cell>
          <table:table-cell table:style-name="Table1.A1" office:value-type="string">
            <text:p text:style-name="P9">StarWriter formats (.sdw, .sgl, .vor)</text:p>
          </table:table-cell>
        </table:table-row>
        <table:table-row>
          <table:table-cell table:style-name="Table1.A1" office:value-type="string">
            <text:p text:style-name="P9">DocBook (.xml)</text:p>
          </table:table-cell>
          <table:table-cell table:style-name="Table1.A1" office:value-type="string">
            <text:p text:style-name="P9">Unified Office Format text (.uot, .uof)</text:p>
          </table:table-cell>
        </table:table-row>
        <table:table-row>
          <table:table-cell table:style-name="Table1.A1" office:value-type="string">
            <text:p text:style-name="P9">Ichitaro 8/9/10/11 (.jtd and .jtt)</text:p>
          </table:table-cell>
          <table:table-cell table:style-name="Table1.A1" office:value-type="string">
            <text:p text:style-name="P9">Hangul WP 97 (.hwp)</text:p>
          </table:table-cell>
        </table:table-row>
        <table:table-row>
          <table:table-cell table:style-name="Table1.A1" office:value-type="string">
            <text:p text:style-name="P9">T602 Document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HTML Document (.htm, .html)</text:p>
          </table:table-cell>
        </table:table-row>
        <table:table-row>
          <table:table-cell table:style-name="Table1.A1" office:value-type="string">
            <text:p text:style-name="P33">... and many others</text:p>
          </table:table-cell>
          <table:table-cell table:style-name="Table1.A1" office:value-type="string">
            <text:p text:style-name="P32"/>
          </table:table-cell>
        </table:table-row>
      </table:table>
      <text:p text:style-name="P24">Most of these file types are automatically detected by LibreOffice, so they can be opened without explicitly selecting the document type in the file picker.</text:p>
      <text:p text:style-name="P24">When opening .htm or .html files (used for web pages), LibreOffice customizes Writer for working with these files.</text:p>
      <text:h text:style-name="P47" text:outline-level="2"><text:bookmark-start text:name="__RefHeading__182232_780470623"/><text:soft-page-break/>Opening <text:alphabetical-index-mark text:string-value="opening" text:key1="spreadsheets"/>spreadsheets<text:bookmark-end text:name="__RefHeading__182232_780470623"/></text:h>
      <text:p text:style-name="P40">In addition to OpenDocument formats (.ods, .ots, and .fods), Calc can open the formats used by OpenOffice.org 1.x (.sxc and .stc) and the following spreadsheet formats:</text:p>
      <text:p text:style-name="P33">Microsoft Excel 97/2000/XP (.xls, .xlw, and .xlt)<text:line-break/>Microsoft Excel 4.x–5.0/95 (.xls, .xlw, and .xlt)<text:line-break/>Microsoft Excel 2003 XML (.xml)<text:line-break/>Microsoft Excel 2007/2013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47" text:outline-level="2"><text:bookmark-start text:name="__RefHeading__182234_780470623"/>Opening <text:alphabetical-index-mark text:string-value="opening" text:key1="graphic files"/>presentations<text:bookmark-end text:name="__RefHeading__182234_780470623"/></text:h>
      <text:p text:style-name="P40">In addition to OpenDocument formats (.odp, .odg, .otp, and .fopd), Impress can open the formats used by OpenOffice.org 1.x (.sxi and .sti) and the following presentation formats:</text:p>
      <text:p text:style-name="P33">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47" text:outline-level="2"><text:bookmark-start text:name="__RefHeading__182236_780470623"/>Opening <text:alphabetical-index-mark text:string-value="opening" text:key1="graphic files"/>graphic files<text:bookmark-end text:name="__RefHeading__182236_780470623"/></text:h>
      <text:p text:style-name="P24">In addition to OpenDocument formats (.odg and .otg), Draw can open the formats used by OpenOffice.org 1.x (.sxd and .std) and the following graphic formats:</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pening <text:alphabetical-index-mark text:string-value="formula files, opening"/>formula files<text:bookmark-end text:name="__RefHeading__182238_780470623"/></text:h>
      <text:p text:style-name="P24">In addition to OpenDocument Formula (.odf) files, Math can open the format used by OpenOffice.org 1.x (.sxm), StarMath, (.smf), and MathML (.mml) files.</text:p>
      <text:p text:style-name="P24">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 LibreOffice Math object.</text:p>
      <text:h text:style-name="P49" text:outline-level="1"><text:bookmark-start text:name="__RefHeading__182240_780470623"/>File formats LibreOffice can save to<text:bookmark-end text:name="__RefHeading__182240_780470623"/></text:h>
      <text:p text:style-name="P24">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2179738159" text:style-name="Heading_20_Tip">
        <text:list-item>
          <text:p text:style-name="P53">Tip</text:p>
        </text:list-item>
      </text:list>
      <text:p text:style-name="P31">When sharing a document that you do not expect the recipient to modify, the preferred option is to convert the document to PDF. LibreOffice provides a very straightforward way to convert documents to PDF. See Chapter 10 Printing, Exporting, and E-Mailing in this guide.</text:p>
      <text:h text:style-name="P47" text:outline-level="2"><text:bookmark-start text:name="__RefHeading__182242_780470623"/>Saving text documents<text:bookmark-end text:name="__RefHeading__182242_780470623"/></text:h>
      <text:p text:style-name="P40">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Rich Text Format (.rtf)</text:p>
          </table:table-cell>
          <table:table-cell table:style-name="Table5.A1" office:value-type="string">
            <text:p text:style-name="P14">Text (.txt)</text:p>
          </table:table-cell>
        </table:table-row>
        <table:table-row>
          <table:table-cell table:style-name="Table5.A1" office:value-type="string">
            <text:p text:style-name="P14">Text Encoded (.txt)</text:p>
          </table:table-cell>
          <table:table-cell table:style-name="Table5.A1" office:value-type="string">
            <text:p text:style-name="P14">Unified Office Format text (.uot, .uof)</text:p>
          </table:table-cell>
        </table:table-row>
        <table:table-row>
          <table:table-cell table:style-name="Table5.A1" office:value-type="string">
            <text:p text:style-name="P14">HTML Document (.html and .htm)</text:p>
          </table:table-cell>
          <table:table-cell table:style-name="Table5.A1" office:value-type="string">
            <text:p text:style-name="P14">DocBook (.xml)</text:p>
          </table:table-cell>
        </table:table-row>
      </table:table>
      <text:p text:style-name="P24">Encryption support within the Microsoft Word 97/2000/XP filter allows password protected Microsoft Word documents to be saved.</text:p>
      <text:list xml:id="list193545382403972" text:continue-list="list842479364" text:style-name="Heading_20_Note">
        <text:list-item>
          <text:p text:style-name="P55">Note</text:p>
        </text:list-item>
      </text:list>
      <text:p text:style-name="P31">The .rtf format is a common format for transferring text files between applications, but you are likely to experience loss of formatting and images. For this reason, other formats should be used.</text:p>
      <text:h text:style-name="P47" text:outline-level="2"><text:bookmark-start text:name="__RefHeading__182244_780470623"/>Saving spreadsheet files<text:bookmark-end text:name="__RefHeading__182244_780470623"/></text:h>
      <text:p text:style-name="P40"><text:alphabetical-index-mark text:string-value="saving" text:key1="spreadsheets"/>In addition to OpenDocument formats (.ods and .ots), Calc can save in these formats:</text:p>
      <table:table table:name="Table6" table:style-name="Table6">
        <table:table-column table:style-name="Table6.A"/>
        <table:table-column table:style-name="Table6.B"/>
        <table:table-row>
          <table:table-cell table:style-name="Table6.A1" office:value-type="string">
            <text:p text:style-name="P19">Office Open XML Spreadsheet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Microsoft Excel 97–2003 Template (.xlt)</text:p>
          </table:table-cell>
          <table:table-cell table:style-name="Table6.A1" office:value-type="string">
            <text:p text:style-name="P18">Text CSV (.csv and .txt)</text:p>
          </table:table-cell>
        </table:table-row>
        <table:table-row>
          <table:table-cell table:style-name="Table6.A1" office:value-type="string">
            <text:p text:style-name="P18">Microsoft Excel 2003 XML (.xml)</text:p>
          </table:table-cell>
          <table:table-cell table:style-name="Table6.A1" office:value-type="string">
            <text:p text:style-name="P18">Unified Office Format spreadsheet (.uos)</text:p>
          </table:table-cell>
        </table:table-row>
        <table:table-row>
          <table:table-cell table:style-name="Table6.A1" office:value-type="string">
            <text:p text:style-name="P18">HTML Document (Calc) (.html and .htm)</text:p>
          </table:table-cell>
          <table:table-cell table:style-name="Table6.A1" office:value-type="string">
            <text:p text:style-name="P20"/>
          </table:table-cell>
        </table:table-row>
      </table:table>
      <text:h text:style-name="P48" text:outline-level="2"><text:bookmark-start text:name="__RefHeading__182246_780470623"/><text:soft-page-break/>Saving presentations<text:bookmark-end text:name="__RefHeading__182246_780470623"/></text:h>
      <text:p text:style-name="P40"><text:alphabetical-index-mark text:string-value="saving" text:key1="presentations"/>In addition to OpenDocument formats (.odp, .otp, .fodp, and .odg), Impress can save in these formats:</text:p>
      <text:p text:style-name="P34">Microsoft PowerPoint 97–2003 (.ppt)<text:line-break/>Microsoft PowerPoint 97–2003 Template (.pot)<text:line-break/>Microsoft PowerPoint 97–2003 AutoPlay (.pps)<text:line-break/>Microsoft PowerPoint 2007–2013 XML (.pptx, .potm)<text:line-break/>Microsoft PowerPoint 2007–2013 XML AutoPlay (.ppsx)<text:line-break/>Office Open XML Presentation (.pptx, .potm, .ppsx)<text:line-break/>Unified Office Format presentation (.uop)</text:p>
      <text:p text:style-name="P24">Impress can also export to MacroMedia Flash (.swf) and any of the graphics formats listed for Draw.</text:p>
      <text:h text:style-name="P47" text:outline-level="2"><text:bookmark-start text:name="__RefHeading__182248_780470623"/>Saving drawings<text:bookmark-end text:name="__RefHeading__182248_780470623"/></text:h>
      <text:p text:style-name="P24"><text:alphabetical-index-mark text:string-value="saving" text:key1="graphic files"/>Draw can only save in the OpenDocument Drawing formats (.odg, .otg, and .fodg), the OpenOffice.org 1.x formats (.sxd and .std) and StarDraw format (.sda, .sdd, and .vor).</text:p>
      <text:p text:style-name="P24">However, Draw can also export to BMP, EMF, EPS, GIF, JPEG, MET, PBM, PCT, PGM, PNG, PPM, RAS, SVG, SVM, TIFF, WMF, and XPM.</text:p>
      <text:h text:style-name="P47" text:outline-level="2"><text:bookmark-start text:name="__RefHeading__182250_780470623"/>Writer/Web can save in these formats<text:bookmark-end text:name="__RefHeading__182250_780470623"/></text:h>
      <text:p text:style-name="P32">HTML document (.html and .htm), as HTML 4.0 Transitional<text:line-break/>Text and Text Encoded (LibreOffice Writer/Web) (.txt)</text:p>
      <text:h text:style-name="P49" text:outline-level="1"><text:bookmark-start text:name="__RefHeading__184177_780470623"/>Exporting to other formats<text:bookmark-end text:name="__RefHeading__184177_780470623"/></text:h>
      <text:p text:style-name="P24">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30">PDF is the well known export format since OpenOffice.org 1.5 and EPUB is a new format for export since LibreOffice 6.0. </text:p>
      <text:p text:style-name="P28">LibreOffice can export files to HTML and XHTML. To publish on a Wiki server, export the documents with MediaWiki (.txt) format. In addition, Draw and Impress can export to Adobe Flash (.swf) and a range of image formats. </text:p>
      <text:p text:style-name="P24"><text:bookmark-start text:name="__RefHeading__5648_15665686441"/>To export to one of these formats, choose <text:span text:style-name="LOMenuPath">File &gt; Export</text:span>. On the Export dialog, specify a file name for the exported document, then select the desired format in the <text:span text:style-name="LOEmphasis">File format</text:span> list and click the <text:span text:style-name="LOMenuPath">Export</text:span> butto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Appendix B  Open Source, Standards, 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